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956cm" fo:margin-left="0.646cm" table:align="left"/>
    </style:style>
    <style:style style:name="Таблица1.A" style:family="table-column">
      <style:table-column-properties style:column-width="3.307cm"/>
    </style:style>
    <style:style style:name="Таблица1.B" style:family="table-column">
      <style:table-column-properties style:column-width="5.888cm"/>
    </style:style>
    <style:style style:name="Таблица1.C" style:family="table-column">
      <style:table-column-properties style:column-width="7.76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9f9a1" officeooo:paragraph-rsid="0019f9a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a3d01" officeooo:paragraph-rsid="002a3d01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a605b" officeooo:paragraph-rsid="002a605b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c6acc" officeooo:paragraph-rsid="002c6acc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style="normal" fo:font-weight="bold" officeooo:rsid="0019f9a1" officeooo:paragraph-rsid="0019f9a1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232ea1" officeooo:paragraph-rsid="00232ea1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officeooo:rsid="0024bee2" officeooo:paragraph-rsid="0024bee2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officeooo:rsid="00250aca" officeooo:paragraph-rsid="00250aca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officeooo:rsid="00268c19" officeooo:paragraph-rsid="00268c19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2pt" officeooo:rsid="0027839a" officeooo:paragraph-rsid="0027839a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officeooo:rsid="0028b4bb" officeooo:paragraph-rsid="0028b4bb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officeooo:rsid="002a3d01" officeooo:paragraph-rsid="002a3d01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fo:font-style="normal" fo:font-weight="bold" officeooo:rsid="002173fc" officeooo:paragraph-rsid="002173fc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style="italic" fo:font-weight="normal" officeooo:rsid="001c6701" officeooo:paragraph-rsid="002173fc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italic" fo:font-weight="normal" officeooo:rsid="001c6701" officeooo:paragraph-rsid="0024bee2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 style:list-style-name="L24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1c6701" officeooo:paragraph-rsid="00250aca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4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216861" officeooo:paragraph-rsid="00250aca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.499cm" fo:margin-right="0cm" fo:line-height="150%" fo:text-align="end" style:justify-single-word="false" fo:text-indent="0cm" style:auto-text-indent="false"/>
      <style:text-properties style:font-name="Times New Roman" fo:font-size="14pt" fo:font-style="normal" fo:font-weight="normal" officeooo:rsid="002173fc" officeooo:paragraph-rsid="002173fc" style:font-size-asian="12.25pt" style:font-style-asian="normal" style:font-weight-asian="normal" style:font-size-complex="14pt" style:font-style-complex="normal" style:font-weight-complex="normal"/>
    </style:style>
    <style:style style:name="P19" style:family="paragraph">
      <style:paragraph-properties style:writing-mode="lr-tb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605b" style:font-style-asian="italic" style:font-style-complex="italic"/>
    </style:style>
    <style:style style:name="T3" style:family="text">
      <style:text-properties fo:font-style="italic" officeooo:rsid="002c4649" style:font-style-asian="italic" style:font-style-complex="italic"/>
    </style:style>
    <style:style style:name="T4" style:family="text">
      <style:text-properties fo:font-style="italic" officeooo:rsid="002c6acc" style:font-style-asian="italic" style:font-style-complex="italic"/>
    </style:style>
    <style:style style:name="T5" style:family="text">
      <style:text-properties officeooo:rsid="002173f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50aca"/>
    </style:style>
    <style:style style:name="T8" style:family="text">
      <style:text-properties officeooo:rsid="0027839a"/>
    </style:style>
    <style:style style:name="T9" style:family="text">
      <style:text-properties officeooo:rsid="002a605b"/>
    </style:style>
    <style:style style:name="T10" style:family="text">
      <style:text-properties officeooo:rsid="002c4649"/>
    </style:style>
    <style:style style:name="T11" style:family="text">
      <style:text-properties officeooo:rsid="002c6acc"/>
    </style:style>
    <style:style style:name="T12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3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4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5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63cm" svg:x2="3.002cm" svg:y2="29.101cm">
          <text:p/>
        </draw:line>
        <draw:line draw:style-name="gr3" draw:text-style-name="P20" svg:x1="2.009cm" svg:y1="27.619cm" svg:x2="20.281cm" svg:y2="27.619cm">
          <text:p/>
        </draw:line>
        <draw:line draw:style-name="gr3" draw:text-style-name="P20" svg:x1="3.997cm" svg:y1="27.63cm" svg:x2="3.999cm" svg:y2="29.101cm">
          <text:p/>
        </draw:line>
        <draw:line draw:style-name="gr3" draw:text-style-name="P20" svg:x1="6.5cm" svg:y1="27.63cm" svg:x2="6.502cm" svg:y2="29.101cm">
          <text:p/>
        </draw:line>
        <draw:line draw:style-name="gr3" draw:text-style-name="P20" svg:x1="7.999cm" svg:y1="27.644cm" svg:x2="8.001cm" svg:y2="29.101cm">
          <text:p/>
        </draw:line>
        <draw:line draw:style-name="gr3" draw:text-style-name="P20" svg:x1="9.001cm" svg:y1="27.63cm" svg:x2="9.003cm" svg:y2="29.087cm">
          <text:p/>
        </draw:line>
        <draw:line draw:style-name="gr3" draw:text-style-name="P20" svg:x1="19.3cm" svg:y1="27.63cm" svg:x2="19.304cm" svg:y2="29.101cm">
          <text:p/>
        </draw:line>
        <draw:line draw:style-name="gr4" draw:text-style-name="P20" svg:x1="2.009cm" svg:y1="28.115cm" svg:x2="8.982cm" svg:y2="28.117cm">
          <text:p/>
        </draw:line>
        <draw:line draw:style-name="gr3" draw:text-style-name="P20" svg:x1="2.009cm" svg:y1="28.616cm" svg:x2="8.982cm" svg:y2="28.616cm">
          <text:p/>
        </draw:line>
        <draw:line draw:style-name="gr4" draw:text-style-name="P20" svg:x1="19.313cm" svg:y1="28.122cm" svg:x2="20.292cm" svg:y2="28.122cm">
          <text:p/>
        </draw:line>
        <draw:frame draw:style-name="gr5" draw:text-style-name="P22" svg:width="0.914cm" svg:height="0.436cm" svg:x="2.049cm" svg:y="28.635cm">
          <draw:text-box>
            <text:p text:style-name="P21"><text:span text:style-name="T12">Изм.</text:span></text:p>
          </draw:text-box>
        </draw:frame>
        <draw:frame draw:style-name="gr5" draw:text-style-name="P22" svg:width="0.916cm" svg:height="0.436cm" svg:x="3.039cm" svg:y="28.635cm">
          <draw:text-box>
            <text:p text:style-name="P21"><text:span text:style-name="T12">Лист</text:span></text:p>
          </draw:text-box>
        </draw:frame>
        <draw:frame draw:style-name="gr5" draw:text-style-name="P22" svg:width="2.354cm" svg:height="0.436cm" svg:x="4.074cm" svg:y="28.635cm">
          <draw:text-box>
            <text:p text:style-name="P21"><text:span text:style-name="T12">№ </text:span><text:span text:style-name="T12">докум.</text:span></text:p>
          </draw:text-box>
        </draw:frame>
        <draw:frame draw:style-name="gr5" draw:text-style-name="P24" svg:width="1.403cm" svg:height="0.436cm" svg:x="6.558cm" svg:y="28.635cm">
          <draw:text-box>
            <text:p text:style-name="P23"><text:span text:style-name="T13">Подпись</text:span></text:p>
          </draw:text-box>
        </draw:frame>
        <draw:frame draw:style-name="gr5" draw:text-style-name="P22" svg:width="0.914cm" svg:height="0.436cm" svg:x="8.043cm" svg:y="28.635cm">
          <draw:text-box>
            <text:p text:style-name="P21"><text:span text:style-name="T12">Дата</text:span></text:p>
          </draw:text-box>
        </draw:frame>
        <draw:frame draw:style-name="gr5" draw:text-style-name="P22" svg:width="0.916cm" svg:height="0.436cm" svg:x="19.339cm" svg:y="27.668cm">
          <draw:text-box>
            <text:p text:style-name="P21"><text:span text:style-name="T12">Лист</text:span></text:p>
          </draw:text-box>
        </draw:frame>
        <draw:frame draw:style-name="gr5" draw:text-style-name="P22" svg:width="0.916cm" svg:height="0.599cm" svg:x="19.339cm" svg:y="28.316cm">
          <draw:text-box>
            <text:p text:style-name="P21"><text:span text:style-name="T14">2</text:span></text:p>
          </draw:text-box>
        </draw:frame>
        <draw:frame draw:style-name="gr5" draw:text-style-name="P22" svg:width="10.134cm" svg:height="0.675cm" svg:x="9.086cm" svg:y="28.016cm">
          <draw:text-box>
            <text:p text:style-name="P21"><text:span text:style-name="T15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515cm" svg:x2="3.002cm" svg:y2="28.986cm">
          <text:p/>
        </draw:line>
        <draw:line draw:style-name="gr3" draw:text-style-name="P20" svg:x1="2.009cm" svg:y1="27.504cm" svg:x2="20.281cm" svg:y2="27.504cm">
          <text:p/>
        </draw:line>
        <draw:line draw:style-name="gr3" draw:text-style-name="P20" svg:x1="3.997cm" svg:y1="27.515cm" svg:x2="3.999cm" svg:y2="28.986cm">
          <text:p/>
        </draw:line>
        <draw:line draw:style-name="gr3" draw:text-style-name="P20" svg:x1="6.5cm" svg:y1="27.515cm" svg:x2="6.502cm" svg:y2="28.986cm">
          <text:p/>
        </draw:line>
        <draw:line draw:style-name="gr3" draw:text-style-name="P20" svg:x1="7.999cm" svg:y1="27.529cm" svg:x2="8.001cm" svg:y2="28.986cm">
          <text:p/>
        </draw:line>
        <draw:line draw:style-name="gr3" draw:text-style-name="P20" svg:x1="9.001cm" svg:y1="27.515cm" svg:x2="9.003cm" svg:y2="28.972cm">
          <text:p/>
        </draw:line>
        <draw:line draw:style-name="gr3" draw:text-style-name="P20" svg:x1="19.3cm" svg:y1="27.515cm" svg:x2="19.304cm" svg:y2="28.986cm">
          <text:p/>
        </draw:line>
        <draw:line draw:style-name="gr4" draw:text-style-name="P20" svg:x1="2.009cm" svg:y1="28cm" svg:x2="8.982cm" svg:y2="28.002cm">
          <text:p/>
        </draw:line>
        <draw:line draw:style-name="gr3" draw:text-style-name="P20" svg:x1="2.009cm" svg:y1="28.501cm" svg:x2="8.982cm" svg:y2="28.501cm">
          <text:p/>
        </draw:line>
        <draw:line draw:style-name="gr4" draw:text-style-name="P20" svg:x1="19.313cm" svg:y1="28.007cm" svg:x2="20.292cm" svg:y2="28.007cm">
          <text:p/>
        </draw:line>
        <draw:frame draw:style-name="gr5" draw:text-style-name="P22" svg:width="0.914cm" svg:height="0.436cm" svg:x="2.049cm" svg:y="28.52cm">
          <draw:text-box>
            <text:p text:style-name="P21"><text:span text:style-name="T12">Изм.</text:span></text:p>
          </draw:text-box>
        </draw:frame>
        <draw:frame draw:style-name="gr5" draw:text-style-name="P22" svg:width="0.916cm" svg:height="0.436cm" svg:x="3.039cm" svg:y="28.52cm">
          <draw:text-box>
            <text:p text:style-name="P21"><text:span text:style-name="T12">Лист</text:span></text:p>
          </draw:text-box>
        </draw:frame>
        <draw:frame draw:style-name="gr5" draw:text-style-name="P22" svg:width="2.354cm" svg:height="0.436cm" svg:x="4.074cm" svg:y="28.52cm">
          <draw:text-box>
            <text:p text:style-name="P21"><text:span text:style-name="T12">№ </text:span><text:span text:style-name="T12">докум.</text:span></text:p>
          </draw:text-box>
        </draw:frame>
        <draw:frame draw:style-name="gr5" draw:text-style-name="P24" svg:width="1.403cm" svg:height="0.436cm" svg:x="6.558cm" svg:y="28.52cm">
          <draw:text-box>
            <text:p text:style-name="P23"><text:span text:style-name="T13">Подпись</text:span></text:p>
          </draw:text-box>
        </draw:frame>
        <draw:frame draw:style-name="gr5" draw:text-style-name="P22" svg:width="0.914cm" svg:height="0.436cm" svg:x="8.043cm" svg:y="28.52cm">
          <draw:text-box>
            <text:p text:style-name="P21"><text:span text:style-name="T12">Дата</text:span></text:p>
          </draw:text-box>
        </draw:frame>
        <draw:frame draw:style-name="gr5" draw:text-style-name="P22" svg:width="0.916cm" svg:height="0.436cm" svg:x="19.339cm" svg:y="27.553cm">
          <draw:text-box>
            <text:p text:style-name="P21"><text:span text:style-name="T12">Лист</text:span></text:p>
          </draw:text-box>
        </draw:frame>
        <draw:frame draw:style-name="gr5" draw:text-style-name="P22" svg:width="10.134cm" svg:height="0.675cm" svg:x="9.086cm" svg:y="27.901cm">
          <draw:text-box>
            <text:p text:style-name="P21"><text:span text:style-name="T15">КР-НРТК- (2АС-02)</text:span></text:p>
          </draw:text-box>
        </draw:frame>
      </draw:g>
      <draw:g text:anchor-type="page" text:anchor-page-number="3" draw:z-index="2" draw:style-name="gr1">
        <draw:custom-shape draw:style-name="gr2" draw:text-style-name="P1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63cm" svg:x2="3.002cm" svg:y2="29.101cm">
          <text:p/>
        </draw:line>
        <draw:line draw:style-name="gr3" draw:text-style-name="P20" svg:x1="2.009cm" svg:y1="27.619cm" svg:x2="20.281cm" svg:y2="27.619cm">
          <text:p/>
        </draw:line>
        <draw:line draw:style-name="gr3" draw:text-style-name="P20" svg:x1="3.997cm" svg:y1="27.63cm" svg:x2="3.999cm" svg:y2="29.101cm">
          <text:p/>
        </draw:line>
        <draw:line draw:style-name="gr3" draw:text-style-name="P20" svg:x1="6.5cm" svg:y1="27.63cm" svg:x2="6.502cm" svg:y2="29.101cm">
          <text:p/>
        </draw:line>
        <draw:line draw:style-name="gr3" draw:text-style-name="P20" svg:x1="7.999cm" svg:y1="27.644cm" svg:x2="8.001cm" svg:y2="29.101cm">
          <text:p/>
        </draw:line>
        <draw:line draw:style-name="gr3" draw:text-style-name="P20" svg:x1="9.001cm" svg:y1="27.63cm" svg:x2="9.003cm" svg:y2="29.087cm">
          <text:p/>
        </draw:line>
        <draw:line draw:style-name="gr3" draw:text-style-name="P20" svg:x1="19.3cm" svg:y1="27.63cm" svg:x2="19.304cm" svg:y2="29.101cm">
          <text:p/>
        </draw:line>
        <draw:line draw:style-name="gr4" draw:text-style-name="P20" svg:x1="2.009cm" svg:y1="28.115cm" svg:x2="8.982cm" svg:y2="28.117cm">
          <text:p/>
        </draw:line>
        <draw:line draw:style-name="gr3" draw:text-style-name="P20" svg:x1="2.009cm" svg:y1="28.616cm" svg:x2="8.982cm" svg:y2="28.616cm">
          <text:p/>
        </draw:line>
        <draw:line draw:style-name="gr4" draw:text-style-name="P20" svg:x1="19.313cm" svg:y1="28.122cm" svg:x2="20.292cm" svg:y2="28.122cm">
          <text:p/>
        </draw:line>
        <draw:frame draw:style-name="gr5" draw:text-style-name="P22" svg:width="0.914cm" svg:height="0.436cm" svg:x="2.049cm" svg:y="28.635cm">
          <draw:text-box>
            <text:p text:style-name="P21"><text:span text:style-name="T12">Изм.</text:span></text:p>
          </draw:text-box>
        </draw:frame>
        <draw:frame draw:style-name="gr5" draw:text-style-name="P22" svg:width="0.916cm" svg:height="0.436cm" svg:x="3.039cm" svg:y="28.635cm">
          <draw:text-box>
            <text:p text:style-name="P21"><text:span text:style-name="T12">Лист</text:span></text:p>
          </draw:text-box>
        </draw:frame>
        <draw:frame draw:style-name="gr5" draw:text-style-name="P22" svg:width="2.354cm" svg:height="0.436cm" svg:x="4.074cm" svg:y="28.635cm">
          <draw:text-box>
            <text:p text:style-name="P21"><text:span text:style-name="T12">№ </text:span><text:span text:style-name="T12">докум.</text:span></text:p>
          </draw:text-box>
        </draw:frame>
        <draw:frame draw:style-name="gr5" draw:text-style-name="P24" svg:width="1.403cm" svg:height="0.436cm" svg:x="6.558cm" svg:y="28.635cm">
          <draw:text-box>
            <text:p text:style-name="P23"><text:span text:style-name="T13">Подпись</text:span></text:p>
          </draw:text-box>
        </draw:frame>
        <draw:frame draw:style-name="gr5" draw:text-style-name="P22" svg:width="0.914cm" svg:height="0.436cm" svg:x="8.043cm" svg:y="28.635cm">
          <draw:text-box>
            <text:p text:style-name="P21"><text:span text:style-name="T12">Дата</text:span></text:p>
          </draw:text-box>
        </draw:frame>
        <draw:frame draw:style-name="gr5" draw:text-style-name="P22" svg:width="0.916cm" svg:height="0.436cm" svg:x="19.339cm" svg:y="27.668cm">
          <draw:text-box>
            <text:p text:style-name="P21"><text:span text:style-name="T12">Лист</text:span></text:p>
          </draw:text-box>
        </draw:frame>
        <draw:frame draw:style-name="gr5" draw:text-style-name="P22" svg:width="0.916cm" svg:height="0.599cm" svg:x="19.339cm" svg:y="28.316cm">
          <draw:text-box>
            <text:p text:style-name="P21"><text:span text:style-name="T14">2</text:span></text:p>
          </draw:text-box>
        </draw:frame>
        <draw:frame draw:style-name="gr5" draw:text-style-name="P22" svg:width="10.134cm" svg:height="0.675cm" svg:x="9.086cm" svg:y="28.016cm">
          <draw:text-box>
            <text:p text:style-name="P21"><text:span text:style-name="T15">КР-НРТК- (2АС-02)</text:span></text:p>
          </draw:text-box>
        </draw:frame>
      </draw:g>
      <text:p text:style-name="P5">Обоснование необходимости разработки.</text:p>
      <text:p text:style-name="P1">На данный момент существует достаточно много систем управления программными проектами. Данные системы используются как для управления разработкой ПО на заказ, так и для внутренних разработок компаний. Вследствие ограниченности времени автором рассматривались далеко не все программные решения, призванные стандартизировать и автоматизировать разработку программных проектов. <text:span text:style-name="T5">С</text:span>писок продуктов-аналогов проекта, разрабатываемого в данном дипломе <text:span text:style-name="T5">приведен в таблице 1.</text:span></text:p>
      <text:p text:style-name="P18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Система управления проектами</text:p>
          </table:table-cell>
          <table:table-cell table:style-name="Таблица1.A1" office:value-type="string">
            <text:p text:style-name="P13">Поддерживаемые <text:span text:style-name="T8">модели жизненного цикла проекта</text:span></text:p>
          </table:table-cell>
          <table:table-cell table:style-name="Таблица1.C1" office:value-type="string">
            <text:p text:style-name="P13"><text:span text:style-name="T7">Основные в</text:span>озможности</text:p>
          </table:table-cell>
        </table:table-row>
        <table:table-row>
          <table:table-cell table:style-name="Таблица1.A2" office:value-type="string">
            <text:p text:style-name="P14">Atlassian Jira</text:p>
          </table:table-cell>
          <table:table-cell table:style-name="Таблица1.A2" office:value-type="string">
            <text:p text:style-name="P6">Водопад, <text:span text:style-name="T1">SCRUM</text:span><text:span text:style-name="T6">, </text:span></text:p>
          </table:table-cell>
          <table:table-cell table:style-name="Таблица1.C2" office:value-type="string">
            <text:p text:style-name="P6">Отслеживание ошибок, моделирование и управление процессами, планирование задач, совместная работа разработчиков,</text:p>
          </table:table-cell>
        </table:table-row>
        <table:table-row>
          <table:table-cell table:style-name="Таблица1.A2" office:value-type="string">
            <text:p text:style-name="P15">MS Project</text:p>
          </table:table-cell>
          <table:table-cell table:style-name="Таблица1.A2" office:value-type="string">
            <text:p text:style-name="P7">Водопад, метод кратчайшего пути</text:p>
          </table:table-cell>
          <table:table-cell table:style-name="Таблица1.C2" office:value-type="string">
            <text:p text:style-name="P7">Диаграмма Гантта, <text:span text:style-name="T7">планирование задач, управление ресурса</text:span></text:p>
          </table:table-cell>
        </table:table-row>
        <table:table-row>
          <table:table-cell table:style-name="Таблица1.A2" office:value-type="string">
            <text:list xml:id="list1688025149824140669" text:style-name="L24">
              <text:list-item>
                <text:list>
                  <text:list-item>
                    <text:list>
                      <text:list-header>
                        <text:p text:style-name="P16">Мегаплан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8">Водопад, водопад с обратными связями</text:p>
          </table:table-cell>
          <table:table-cell table:style-name="Таблица1.C2" office:value-type="string">
            <text:p text:style-name="P8">Планирование задач, ведение клиентской базы и базы сотрудников, управленческий и финансовый учет</text:p>
          </table:table-cell>
        </table:table-row>
        <table:table-row>
          <table:table-cell table:style-name="Таблица1.A2" office:value-type="string">
            <text:list xml:id="list203003672763919" text:continue-numbering="true" text:style-name="L24">
              <text:list-item>
                <text:list>
                  <text:list-item>
                    <text:list>
                      <text:list-header>
                        <text:p text:style-name="P17">Basecamp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9">Водопад с обратной связью.</text:p>
          </table:table-cell>
          <table:table-cell table:style-name="Таблица1.C2" office:value-type="string">
            <text:p text:style-name="P9">Планирование задач, разграничение доступа к задачам и проектам,, визуализация прогресса в виде истории</text:p>
          </table:table-cell>
        </table:table-row>
        <table:table-row>
          <table:table-cell table:style-name="Таблица1.A2" office:value-type="string">
            <text:p text:style-name="P8">Wrike</text:p>
          </table:table-cell>
          <table:table-cell table:style-name="Таблица1.A2" office:value-type="string">
            <text:p text:style-name="P10">Водопад с обратной связью</text:p>
          </table:table-cell>
          <table:table-cell table:style-name="Таблица1.C2" office:value-type="string">
            <text:p text:style-name="P10">Планирование, приоритезация задач, <text:s/>совместная работа, <text:s/>визуализация загрузки работников и выполнения задач с помощью диаграммы Гантта</text:p>
          </table:table-cell>
        </table:table-row>
        <table:table-row>
          <table:table-cell table:style-name="Таблица1.A2" office:value-type="string">
            <text:p text:style-name="P8">Spider Projects</text:p>
          </table:table-cell>
          <table:table-cell table:style-name="Таблица1.A2" office:value-type="string">
            <text:p text:style-name="P11">Водопад с обратной связью</text:p>
          </table:table-cell>
          <table:table-cell table:style-name="Таблица1.C2" office:value-type="string">
            <text:p text:style-name="P11">Планирование и приоритезация задач, <text:s/>управление ресурсами, визуализация загрузки на диаграмме Гантта, широкие возможности по работе с ресурсами.</text:p>
          </table:table-cell>
        </table:table-row>
        <table:table-row>
          <table:table-cell table:style-name="Таблица1.A2" office:value-type="string">
            <text:p text:style-name="P8">Asana</text:p>
          </table:table-cell>
          <table:table-cell table:style-name="Таблица1.A2" office:value-type="string">
            <text:p text:style-name="P11">Водопад, возможна итеративная разработка</text:p>
          </table:table-cell>
          <table:table-cell table:style-name="Таблица1.C2" office:value-type="string">
            <text:p text:style-name="P11">Планирование задач, подключение тэгов, назначение задачам сроков.</text:p>
          </table:table-cell>
        </table:table-row>
        <table:table-row>
          <table:table-cell table:style-name="Таблица1.A2" office:value-type="string">
            <text:p text:style-name="P8">Redmine</text:p>
          </table:table-cell>
          <table:table-cell table:style-name="Таблица1.A2" office:value-type="string">
            <text:p text:style-name="P12">Водопад, возможно итеративная разработка</text:p>
          </table:table-cell>
          <table:table-cell table:style-name="Таблица1.C2" office:value-type="string">
            <text:p text:style-name="P12">Планирование задач, создание wiki страниц, формирование отчетов.</text:p>
          </table:table-cell>
        </table:table-row>
      </table:table>
      <text:p text:style-name="P1"/>
      <text:p text:style-name="P2">Как видно, асе приведенные системы реализуют одни и те же функции. Многие имеют свои специфические возможности, однако при ближайшем рассмотрении автор пришел к следующим выводам. Большинство приведенных <text:soft-page-break/>систем не имеют русскоязычного интерфейса. Исключения <text:s/>- <text:span text:style-name="T1"><text:s/>«Wrike», Redmine», «Spider Project». <text:s/></text:span>Подавляющее большинство не поддерживает методологию <text:span text:style-name="T1">SCRUM </text:span><text:span text:style-name="T2">(</text:span><text:span text:style-name="T9">за исключением</text:span><text:span text:style-name="T2"> «Atlassian Jira</text:span><text:span text:style-name="T9">»),</text:span><text:span text:style-name="T1"> </text:span>по которой ведется разработка программных продуктов в компании автора. Ни у одной системы нет возможности взаимодействия между членами группы разработки или между разработчиками и заказчиками в реальном времени <text:span text:style-name="T9">в виде чата или видеоконференции. Данный аспект немаловажен в том случае, если члены группы разработки находятся далеко друг от друга и не могут ежедневно собираться на </text:span><text:span text:style-name="T2">SCRUM</text:span><text:span text:style-name="T9">-митинги в одном месте. <text:s/>Конечно, для устранения данного недостатка можно использовать стороннее ПО,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. </text:span></text:p>
      <text:p text:style-name="P3">Далее, <text:span text:style-name="T10">в компании, для которой автор разрабатывает данный проект использую методику </text:span><text:span text:style-name="T3">Kanban, </text:span><text:span text:style-name="T10">для отслеживания стадий проекта и реализации принципа «точно в срок». На данный момент <text:s/>указанная методология реализована только в </text:span><text:span text:style-name="T3">Atlassian Jira, </text:span><text:span text:style-name="T11">в остальных же системах данный функционал реализован либо в виде <text:s/>расчета кратчейшего пути и построения диаграммы Гантта, что не совсем подходит под концепцию </text:span><text:span text:style-name="T4">Kanban, </text:span><text:span text:style-name="T11">либо не реализован вообще.</text:span></text:p>
      <text:p text:style-name="P4">Наконец вопрос цены. <text:span text:style-name="T1">Asana, Wrike, Basecamp </text:span>предоставляют возможность бесплатного использования данных систем для ограниченного количества пользователе. Количество пользователей варьируется от пяти до <text:s/>двадцати.. Если системами пользуются большее количество человек, то приходится платить ежемесячную абонентскую плату. Другие системы могут предоставляться в демо-версиях с урезанными возможностями либо на пробный период в течении традцати дней. </text:p>
      <text:p text:style-name="P4">«<text:span text:style-name="T1">Spider Project» </text:span>является лишь настольной системой и не имеет функций совместной работы над проектом.. «<text:span text:style-name="T1">Atlassian Jira»</text:span> нужно разворачивать на собственном сервере.</text:p>
      <text:p text:style-name="P4">Ввиду перечисленных выше недостатков существующих систем автором <text:soft-page-break/>предлагается разработать собственную систему управления проектами, которая реализовывала бы все необходимые возможности планирования задач, отслеживания стадий выполнения проектов, совместной работы над проектами,, формирования отчетов, декларируемые методологиями <text:span text:style-name="T1">SCRUM</text:span> и <text:span text:style-name="T1">Kanban. </text:span>Разработка собственной системы также позволит сэкономить средства на оплачивание лицензий сторонних систем, а при условии реализации продаж может приносить прибыль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24T20:30:01.911745000</dc:date>
    <meta:editing-duration>PT2H28M14S</meta:editing-duration>
    <meta:editing-cycles>21</meta:editing-cycles>
    <meta:generator>LibreOffice/4.3.4.1$MacOSX_x86 LibreOffice_project/bc356b2f991740509f321d70e4512a6a54c5f243</meta:generator>
    <meta:document-statistic meta:table-count="1" meta:image-count="0" meta:object-count="0" meta:page-count="3" meta:paragraph-count="35" meta:word-count="524" meta:character-count="4272" meta:non-whitespace-character-count="3770"/>
  </office:meta>
</office:document-meta>
</file>